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222222" style:font-name="Arial" fo:background-color="#ffffff" style:font-name-complex="Arial"/>
    </style:style>
    <style:style style:name="P2" style:family="paragraph" style:parent-style-name="Heading_20_3">
      <style:text-properties officeooo:paragraph-rsid="0017cfc9"/>
    </style:style>
    <style:style style:name="P3" style:family="paragraph" style:parent-style-name="Text_20_body">
      <style:text-properties officeooo:paragraph-rsid="0017cfc9"/>
    </style:style>
    <style:style style:name="P4" style:family="paragraph" style:parent-style-name="Title" style:master-page-name="MP0">
      <style:paragraph-properties style:page-number="auto" fo:break-before="page"/>
    </style:style>
    <style:style style:name="T1" style:family="text">
      <style:text-properties fo:color="#222222" style:font-name="Arial" fo:background-color="#ffffff" loext:char-shading-value="0" style:font-name-complex="Arial"/>
    </style:style>
    <style:style style:name="T2" style:family="text">
      <style:text-properties officeooo:rsid="0017cf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2: Chat Application</text:p>
      <text:p text:style-name="Text_20_body"/>
      <text:h text:style-name="Heading_20_3" text:outline-level="3">1. Handling abrupt (ctrl+<text:span text:style-name="T2">c</text:span>) closing of client.</text:h>
      <text:p text:style-name="Text_20_body"><text:span text:style-name="T2">Ans: </text:span>When a client disconnects the buffered reader in the TCP connection gives NULL. So we can deregister a client when its reader gives null.</text:p>
      <text:h text:style-name="P2" text:outline-level="3">2. Including offline users.</text:h>
      <text:p text:style-name="P3"><text:span text:style-name="T2">Ans: </text:span>We can keep a identifier wether an user is offline or online and if offline keep the messages addresses to in a buffer and when it comes online deliver them to client.</text:p>
      <text:h text:style-name="Heading_20_3" text:outline-level="3">3.Why base 64?</text:h>
      <text:p text:style-name="P1">The reason you see ASCII/base64 more often is that it is easier to transfer and manipulate than binary. SMTP email, for example, cannot handle binary data without encoding it, so having a non-binary format makes it simpler to email encrypted text. FTP may default to non-binary mode which will introduce errors when transferring a binary file.</text:p>
      <text:p text:style-name="P1"/>
      <text:p text:style-name="P1">Shivam Jadhav</text:p>
      <text:p text:style-name="P1">2017CS10378</text:p>
      <text:p text:style-name="P1">ShayanAslam Saifi</text:p>
      <text:p text:style-name="Text_20_body"><text:span text:style-name="Default_20_Paragraph_20_Font"><text:span text:style-name="T1">2017CS10375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Shayan</meta:initial-creator>
    <meta:creation-date>2019-08-08T07:57:00Z</meta:creation-date>
    <dc:date>2019-09-16T14:55:09.774106432</dc:date>
    <meta:editing-cycles>10</meta:editing-cycles>
    <meta:editing-duration>PT4H38M20S</meta:editing-duration>
    <meta:document-statistic meta:table-count="0" meta:image-count="0" meta:object-count="0" meta:page-count="1" meta:paragraph-count="11" meta:word-count="138" meta:character-count="826" meta:non-whitespace-character-count="6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